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paragraph-properties fo:text-align="center" style:justify-single-word="false"/>
    </style:style>
    <style:style style:name="P12" style:family="paragraph" style:parent-style-name="Text_20_body">
      <style:text-properties style:use-window-font-color="true" style:font-name="Times New Roman" fo:background-color="transparen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margin-left="0mm" fo:margin-right="0mm" fo:text-indent="10mm" style:auto-text-indent="false"/>
    </style:style>
    <style:style style:name="P15" style:family="paragraph" style:parent-style-name="Table_20_Contents">
      <style:text-properties fo:font-size="12pt" style:font-size-asian="12pt" style:font-size-complex="12pt"/>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list-style-name="">
      <style:paragraph-properties fo:text-align="justify" style:justify-single-word="false"/>
    </style:style>
    <style:style style:name="P18" style:family="paragraph" style:parent-style-name="Text_20_body">
      <style:text-properties style:text-underline-style="none"/>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
      <style:paragraph-properties fo:text-align="justify" style:justify-single-word="fals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2" style:list-style-name="">
      <style:paragraph-properties fo:text-align="justify" style:justify-single-word="false"/>
    </style:style>
    <style:style style:name="P26" style:family="paragraph" style:parent-style-name="Heading_20_2">
      <style:paragraph-properties fo:break-before="page"/>
    </style:style>
    <style:style style:name="P27" style:family="paragraph" style:parent-style-name="Heading_20_3">
      <style:text-properties style:text-underline-style="none"/>
    </style:style>
    <style:style style:name="P28" style:family="paragraph" style:parent-style-name="Table_20_Contents">
      <style:text-properties fo:font-weight="bold"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11"/>
      <text:p text:style-name="P11"/>
      <text:p text:style-name="P11"/>
      <text:p text:style-name="P11"/>
      <text:p text:style-name="P11"/>
      <text:p text:style-name="P11"/>
      <text:h text:style-name="P29" text:outline-level="4">Bakalářská práce</text:h>
      <text:p text:style-name="P11"/>
      <text:h text:style-name="P21" text:outline-level="1">Nástroje pro migraci webového archivu</text:h>
      <text:p text:style-name="P1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4">Martin Prokop<text:tab/><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4" text:outline-level="1">Poděkování</text:h>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V tomto místě bych chtěl poděkovat Mgr. Václavovi Roseckému a Ing. Petrovi Žabičkovi za pomoc při řešení této bakalářské práce.</text:h>
      <text:h text:style-name="P23" text:outline-level="1">Shrnutí</text:h>
      <text:p text:style-name="P3">(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3">(Doplním později)</text:p>
      <text:h text:style-name="P23" text:outline-level="1">Úvod</text:h>
      <text:p text:style-name="P3">(Doplním později)</text:p>
      <text:p text:style-name="P3">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6">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397762806"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Dále probíhal vývoj nových nástrojů. Jedná se konkrétně o:</text:p>
      <text:list xml:id="list2090986313" text:continue-numbering="true" text:style-name="List_20_1">
        <text:list-item>
          <text:p text:style-name="List_20_1">Dublin Core Metadata Generator</text:p>
        </text:list-item>
        <text:list-item>
          <text:p text:style-name="List_20_1">Generátor UR</text:p>
        </text:list-item>
        <text:list-item>
          <text:p text:style-name="List_20_1">Kalkulátor MD5 </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4">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4">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4">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4">Bylo potřeba monitorovat vývoj technologií – zejména standardů pro metadata a formáty. Byly budovány tématické brány a Konspekt. WebArchiv užíval již dříve zmínění nástroje jako NEDLIB, Heritrix. </text:p>
      <text:p text:style-name="P5">„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4">Projekt je i nadále řešen v rámci stejného projektu jako v roce 2004 a <text:s/>pokračuje v podstatě ve stejných kolejích. </text:p>
      <text:p text:style-name="P4">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17554396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oft-page-break/><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4">Tým také pracuje na lokalizaci užívaných nástrojů. Prozkoumává se i možnost průběžné analýzy sklizně. </text:p>
      <text:p text:style-name="P4">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4">Aktuální je i problém změny legislativy týkající se uchovávání elektronických informačních zdrojů. Tento problém úzce souvisí s licencí Creative Commons. Licencí Creative Commons se též zabývám v jiné části své práce.</text:p>
      <text:p text:style-name="P4">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text:soft-page-break/>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4">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2"><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28">Sklizeň</text:p>
          </table:table-cell>
          <table:table-cell table:style-name="Table1.A1" office:value-type="string">
            <text:p text:style-name="P28">Počet souborů</text:p>
          </table:table-cell>
          <table:table-cell table:style-name="Table1.A1" office:value-type="string">
            <text:p text:style-name="P2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693500208"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7">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4">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4">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4">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2">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3"><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0" text:note-class="footnote"><text:note-citation>70</text:note-citation><text:note-body><text:p text:style-name="Footnote">http://sourceforge.net/projects/jhove/</text:p></text:note-body></text:note></text:h>
      <text:p text:style-name="P4">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1" text:note-class="footnote"><text:note-citation>71</text:note-citation><text:note-body><text:p text:style-name="Footnote">https://bitbucket.org/jhove2/</text:p></text:note-body></text:note></text:h>
      <text:p text:style-name="P4">Tento program je novější verzí již zmíněného programu JHOVE. Slouží k validaci a indentifikaci souborů. Podrobně se budu tímto programem zabývat části věnované migraci archivů.</text:p>
      <text:h text:style-name="Heading_20_3" text:outline-level="3">Nedlib harvester<text:note text:id="ftn73" text:note-class="footnote"><text:note-citation>72</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3</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text:soft-page-break/>Heritrix integrovaný v sobě. Dánský archiv webových zdrojů<text:note text:id="ftn76" text:note-class="footnote"><text:note-citation>75</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6</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0">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78" text:note-class="footnote"><text:note-citation>77</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8</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RC-TOOLS<text:note text:id="ftn80" text:note-class="footnote"><text:note-citation>7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xt:soft-page-break/>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3</text:note-citation><text:note-body><text:p text:style-name="Footnote">http://archive-access.sourceforge.net/projects/waxtoolbar/</text:p></text:note-body></text:note></text:h>
      <text:p text:style-name="P8">Jedná se o rozšíření pro prohlížeč Mozilla Firefox, které má usnadnit prohlížení webového archivu pomocí nástroje WayBack, bohužel byla vydána pouze jedna verze <text:soft-page-break/>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5</text:note-citation><text:note-body><text:p text:style-name="Footnote">http://webcurator.sourceforge.net/</text:p></text:note-body></text:note></text:h>
      <text:p text:style-name="P13"><text:span text:style-name="T13">Nástroj vyvinutý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6</text:note-citation><text:note-body><text:p text:style-name="Footnote">http://archive-access.sourceforge.net/projects/wera/</text:p></text:note-body></text:note></text:h>
      <text:p text:style-name="P13">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
      <text:h text:style-name="P26" text:outline-level="2">Formát nedlib<text:note text:id="ftn88" text:note-class="footnote"><text:note-citation>87</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1174374855"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96351463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8</text:note-citation><text:note-body><text:p text:style-name="Footnote"><text:a xlink:type="simple" xlink:href="http://www.archive.org/web/researcher/ArcFileFormat.php">http://www.archive.org/web/researcher/ArcFileFormat.php</text:a></text:p></text:note-body></text:note>.</text:p>
      <text:p text:style-name="P3">(Sem vložím printscreen výpisu hlavičky nějakého archivu)</text:p>
      <text:p text:style-name="P3">(Mám i připraven ARC archiv)</text:p>
      <text:h text:style-name="Heading_20_4" text:outline-level="4">Výhody ARC</text:h>
      <text:p text:style-name="P3">(Musím přesně nastudovat)</text:p>
      <text:h text:style-name="Heading_20_4" text:outline-level="4">Nevýhody ARC</text:h>
      <text:p text:style-name="P3">(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3">(Sem vložím printscreen nějakého CDX indexu, mám připraven)</text:p>
      <text:p text:style-name="P4">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89</text:note-citation><text:note-body><text:p text:style-name="Footnote">http://is.muni.cz/th/173018/fi_m/</text:p></text:note-body></text:note>.</text:p>
      <text:p text:style-name="P3"><text:soft-page-break/>Další zdroje:</text:p>
      <text:p text:style-name="Text_20_body"><text:a xlink:type="simple" xlink:href="https://webarchive.jira.com/wiki/display/Heritrix/ARC+File+Format">https://webarchive.jira.com/wiki/display/Heritrix/ARC+File+Format</text:a></text:p>
      <text:p text:style-name="Text_20_body"><text:a xlink:type="simple" xlink:href="http://www.fileformat.info/format/arc/corion.htm"/></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P25" text:outline-level="2"/>
      <text:h text:style-name="P26" text:outline-level="2">Formát WARC</text:h>
      <text:h text:style-name="Heading_20_4" text:outline-level="4">Popis standardu WARC</text:h>
      <text:p text:style-name="Text_20_body"/>
      <text:p text:style-name="P3">(Sem vložím printscreen výpisu hlavičky nějakého archivu, mám i warc)</text:p>
      <text:h text:style-name="Heading_20_4" text:outline-level="4">Výhody WARC</text:h>
      <text:p text:style-name="Text_20_body"/>
      <text:h text:style-name="Heading_20_4" text:outline-level="4">Nevýhody WARC</text:h>
      <text:p text:style-name="P3">(Musím přesně nastudovat)</text:p>
      <text:h text:style-name="Heading_20_4" text:outline-level="4">Plánované využití do budoucna</text:h>
      <text:p text:style-name="P3">(Musím přesně nastudovat)</text:p>
      <text:p text:style-name="Text_20_body"/>
      <text:p text:style-name="P3">(Mám dát více informací?)</text:p>
      <text:p text:style-name="P3">Další zdroje:</text:p>
      <text:p text:style-name="Text_20_body"><text:a xlink:type="simple" xlink:href="http://www.digitalpreservation.gov/formats/fdd/fdd000236.shtml">http://www.digitalpreservation.gov/formats/fdd/fdd000236.shtml</text:a></text:p>
      <text:p text:style-name="Text_20_body"><text:a xlink:type="simple" xlink:href="http://archive-access.sourceforge.net/warc/">http://archive-access.sourceforge.net/warc/</text:a></text:p>
      <text:p text:style-name="Text_20_body"/>
      <text:p text:style-name="Text_20_body"><text:a xlink:type="simple" xlink:href="https://webarchive.jira.com/wiki/display/Heritrix/WARC+%28Web+ARChive%29">https://webarchive.jira.com/wiki/display/Heritrix/WARC+%28Web+ARChive%29</text:a></text:p>
      <text:p text:style-name="Text_20_body"/>
      <text:p text:style-name="Text_20_body"><text:a xlink:type="simple" xlink:href="http://bibnum.bnf.fr/WARC/">http://bibnum.bnf.fr/WARC/</text:a></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3">(Tady uvedu nějakej vzorovej převod, už jsem nějakej uložil do složky „/PRILOHY“ v projektu)</text:p>
      <text:p text:style-name="P3">PROZATIM JSEM SI „HRAL“ S APLIKACEMA HERITRIX, WAYBACK, WARC-TOOLS JHOVE, CDR-INDEX. VE SLOZCE „/PRILOHY“ JSOU Z TOHO VYSLEDKY. </text:p>
      <text:p text:style-name="P3">Také jsem pracoval s nástroji HANZO / WARC-TOOLS /KPP09:</text:p>
      <text:p text:style-name="P3">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p text:style-name="P3"/>
      <text:p text:style-name="P3"><text:a xlink:type="simple" xlink:href="https://webarchive.jira.com/wiki/display/Heritrix/ARC+to+WARC+%28to+ARC%29">https://webarchive.jira.com/wiki/display/Heritrix/ARC+to+WARC+%28to+ARC%29</text:a></text:p>
      <text:p text:style-name="P3"/>
      <text:p text:style-name="P3"><text:a xlink:type="simple" xlink:href="http://sourceforge.net/projects/jpype/">http://sourceforge.net/projects/jpype/</text:a></text:p>
      <text:p text:style-name="Text_20_body"/>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9T13:03:22</dc:date>
    <dc:creator>Martin Prokop</dc:creator>
    <meta:editing-duration>P2DT14H20M3S</meta:editing-duration>
    <meta:editing-cycles>894</meta:editing-cycles>
    <meta:document-statistic meta:table-count="1" meta:image-count="0" meta:object-count="0" meta:page-count="38" meta:paragraph-count="447" meta:word-count="6932" meta:character-count="50023" meta:non-whitespace-character-count="43603"/>
  </office:meta>
</office:document-meta>
</file>